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ata Usage Policy (October 1, 2013)</text:p>
      <text:p text:style-name="Text_20_body">As a public service, the raw sequence data from the genome sequencing projects are being made available to the community by the Department of Energy Joint Genome Institute (JGI) before their publication in the scientific literature. The purpose of this policy is to balance the imperative of DOE and JGI that the data from its sequencing projects be made available to the scientific community as soon as possible with the reasonable expectation that the collaborators and the JGI will publish the primary report without concerns about preemption by other groups that did not participate in the effort.</text:p>
      <text:p text:style-name="Text_20_body">These pre-publication data are preliminary and may contain errors. The goal of our policy is that early release should enable the progress of science. By accessing these data, you agree not to publish any articles containing analyses of genes or genomic data prior to publication by JGI and its collaborators of its comprehensive genome analysis without the consent of project's principal investigator and the JGI. These restrictions will be lifted on the publication of the whole genome description and will be indicated on this page. Scientists must contact the <text:a xlink:type="simple" xlink:href="mailto:W.Reeve@murdoch.edu.au">principal collaborator</text:a> and <text:a xlink:type="simple" xlink:href="http://www.jgi.doe.gov/cgi-bin/support/contact.pl?organism=Phyci1">JGI</text:a> about their intentions to include any data from this genome in a publication prior to publication of JGI's primary report in order to ensure that their publication that does not compete directly with planned publications (e.g. reserved analyses) of the JGI and collaborators.</text:p>
      <text:p text:style-name="Text_20_body">A <text:a xlink:type="simple" xlink:href="mailto:W.Reeve@murdoch.edu.au">principal collaborator</text:a> listed in the organism's Info page, is the point of contact and arbiter regarding publication plans. Reserved analyses include but are not limited to the identification and analysis of complete (whole genome) sets of genomic features such as genes and gene expression levels, gene families, gene clusters, regulatory elements, repeat structures, GC content, etc., and whole-genome comparisons of regions of evolutionary conservation or change. Manually annotated genes within the Genome Portal are also reserved. Studies of any type on the reserved data sets that are not in direct competition with those planned by the JGI and its collaborators may also be undertaken after an agreement with <text:a xlink:type="simple" xlink:href="mailto:W.Reeve@murdoch.edu.au">principal collaborator</text:a> and JGI. Interested parties must contact the <text:a xlink:type="simple" xlink:href="mailto:W.Reeve@murdoch.edu.au">principal collaborator</text:a> and <text:a xlink:type="simple" xlink:href="http://www.jgi.doe.gov/cgi-bin/support/contact.pl?organism=Phyci1">JGI</text:a> to discuss such possibilities.</text:p>
      <text:p text:style-name="Text_20_body">If these data are used for publication, the following acknowledgment should be included: "These sequence data were produced by the US Department of Energy Joint Genome Institute http://www.jgi.doe.gov/ in collaboration with the user community." We request that you notify us upon publication so that this information can be included in the <text:a xlink:type="simple" xlink:href="http://www.jgi.doe.gov/cgi-bin/support/contact.pl?organism=Phyci1">final annotation</text:a>.</text:p>
      <text:p text:style-name="Text_20_body">The data may be freely downloaded and used by all who respect the restrictions in the previous paragraphs. While still in waiting period, the assembly and raw sequence reads should not be redistributed or repackaged without permission from the JGI. When such permission has been obtained, any redistribution of the data during this period should carry this notice: "The Joint Genome Institute provides these data in good faith, but makes no warranty, expressed or implied, nor assumes any legal liability or responsibility for any purpose for which the data are used." and users should be directed to this release policy page. Once moved to unreserved status, the data are freely available for any subsequent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4:55:34.567000000</meta:creation-date>
    <dc:date>2014-01-23T14:56:53.578000000</dc:date>
    <meta:editing-duration>P0D</meta:editing-duration>
    <meta:editing-cycles>1</meta:editing-cycles>
    <meta:document-statistic meta:table-count="0" meta:image-count="0" meta:object-count="0" meta:page-count="1" meta:paragraph-count="6" meta:word-count="533" meta:character-count="3423" meta:non-whitespace-character-count="2896"/>
    <meta:generator>LibreOffice/4.1.3.2$Windows_x86 LibreOffice_project/70feb7d99726f064edab4605a8ab840c50ec57a</meta:generator>
  </office:meta>
</office:document-meta>
</file>